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Heiti-간체" svg:font-family="Heiti-간체" style:font-adornments="중간체" style:font-pitch="variable"/>
    <style:font-face style:name="나눔고딕1" svg:font-family="나눔고딕" style:font-adornments="Regular" style:font-pitch="variable"/>
    <style:font-face style:name="나눔고딕" svg:font-family="나눔고딕" style:font-adornments="보통" style:font-pitch="variable"/>
    <style:font-face style:name="나눔고딕 ExtraBold" svg:font-family="'나눔고딕 ExtraBold'" style:font-adornments="ExtraBold" style:font-pitch="variable"/>
    <style:font-face style:name="나눔고딕OTF ExtraBold" svg:font-family="'나눔고딕OTF ExtraBold'" style:font-adornments="보통" style:font-pitch="variable"/>
    <style:font-face style:name="나눔손글씨 붓" svg:font-family="'나눔손글씨 붓'" style:font-adornments="굵게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tab/>독립 기능 들</text:p>
      <text:p text:style-name="Text_20_body"><text:tab/><text:span text:style-name="T_5f_RedBold">Ctrl + Alt + RMB</text:span> <text:tab/>모든 요소 선택 ?? <text:span text:style-name="T_5f_Strong">edit mode</text:span></text:p>
      <text:p text:style-name="Text_20_body"><text:tab/><text:span text:style-name="T_5f_RedBold">Sht + R</text:span> <text:tab/>이전 명령 반복</text:p>
      <text:p text:style-name="Text_20_body"><text:tab/><text:span text:style-name="T_5f_RedBold">Sht + D</text:span> <text:tab/><text:tab/>복사</text:p>
      <text:p text:style-name="Text_20_body"><text:tab/><text:span text:style-name="T_5f_RedBold">Alt + D</text:span> <text:tab/><text:tab/><text:span text:style-name="ShortCut">D</text:span>uplicate Linked <text:span text:style-name="T_5f_Strong">object mode</text:span> 블럭처럼, 어느 하나를 수정하면 다 적용</text:p>
      <text:p text:style-name="Text_20_body"><text:tab/><text:span text:style-name="T_5f_RedBold">Ctrl + MMB Draging</text:span> <text:tab/>툴패널 글자 크기 확대/축소. 화면 바로 위에서.</text:p>
      <text:p text:style-name="Text_20_body"><text:tab/><text:span text:style-name="T_5f_RedBold">Space bar</text:span> <text:tab/><text:tab/>찾기</text:p>
      <text:h text:style-name="Heading_20_2" text:outline-level="2">Apend, Link</text:h>
      <text:p text:style-name="Text_20_body"><text:span text:style-name="T_5f_RedBold"><text:tab/>Ctrl + Alt + P</text:span> <text:tab/><text:tab/>Make Proxy (대리) [링크]</text:p>
      <text:p text:style-name="Text_20_body"/>
      <text:p text:style-name="Text_20_body"/>
      <text:h text:style-name="Heading_20_2" text:outline-level="2">Panel</text:h>
      <text:p text:style-name="Text_20_body"><text:span text:style-name="T_5f_Strong">Property Editer</text:span><text:tab/><text:span text:style-name="ShortCut">Object Data</text:span><text:tab/>X-Ray : Bone 이 내부에 있어도 보임.</text:p>
      <text:p text:style-name="작은_20_본문"><text:tab/><text:tab/><text:tab/>--</text:p>
      <text:h text:style-name="Heading_20_2" text:outline-level="2">Options</text:h>
      <text:p text:style-name="Text_20_body"><text:tab/><text:span text:style-name="T_5f_RedBold">o</text:span> <text:tab/><text:tab/>Proportinal Editing <text:span text:style-name="T_5f_Strong">edit mode</text:span> 수정 범위를 조절. 마우스 휠로 조정. <text:span text:style-name="T_5f_Strong">Toggle</text:span> <text:s/></text:p>
      <text:h text:style-name="Heading_20_2" text:outline-level="2"/>
      <text:p text:style-name="Subtitle">Menu </text:p>
      <text:h text:style-name="Heading_20_2" text:outline-level="2">Object Mode [Object menu]</text:h>
      <text:p text:style-name="Text_20_body"><text:tab/><text:span text:style-name="T_5f_RedBold">Transform</text:span> <text:tab/>Geometry to Cursor</text:p>
      <text:p text:style-name="작은_20_설명"><text:tab/><text:tab/><text:tab/>객체의 원점을 이동시킬 때. </text:p>
      <text:p text:style-name="Text_20_body"/>
      <text:h text:style-name="Heading_20_3" text:outline-level="3">Toolbar</text:h>
      <text:p text:style-name="Text_20_body"><text:tab/><text:span text:style-name="T_5f_RedBold">Pivot Point</text:span><text:tab/>Scale 등의 기준점 조절. </text:p>
      <text:p text:style-name="Subtitle"><text:soft-page-break/>점, 선, 면 수정</text:p>
      <text:p text:style-name="Text_20_body"><text:tab/><text:span text:style-name="T_5f_RedBold">Ctrl + LMB</text:span> <text:tab/><text:tab/>Mesh Extend &amp; Rotate ?. <text:span text:style-name="T_5f_Strong">edit mode</text:span> </text:p>
      <text:p text:style-name="Text_20_body"><text:tab/><text:span text:style-name="T_5f_RedBold">Ctrl + N</text:span> <text:tab/><text:tab/><text:span text:style-name="T_5f_RedBold">Make Normal Consistent</text:span> 면 벡터 방향 일정하게 수정 <text:span text:style-name="T_5f_Strong">edit mode</text:span> </text:p>
      <text:p text:style-name="Text_20_body"><text:tab/><text:span text:style-name="T_5f_RedBold">p</text:span> <text:tab/><text:tab/><text:tab/>Se<text:span text:style-name="ShortCut">p</text:span>arate <text:s/>: <text:span text:style-name="T_5f_Strong">edit mode</text:span> <text:s/>에서 객체 선택 후 분리, 선택 불능 객체.<text:tab/></text:p>
      <text:p text:style-name="Text_20_body"><text:span text:style-name="T_5f_RedBold"><text:tab/>Alt + E</text:span> <text:tab/><text:tab/><text:tab/>Extrude 대화상자 <text:span text:style-name="T_5f_Strong">object mode</text:span> 점/선/면 중에서 선택하여 Extrude</text:p>
      <text:p text:style-name="Text_20_body"><text:span text:style-name="T_5f_RedBold"><text:tab/>Alt + R</text:span> <text:tab/><text:tab/><text:tab/>Spin 대화상자 <text:span text:style-name="T_5f_Strong">edit mode</text:span> 회전 복사. Array 같은 명령, Extrude .. </text:p>
      <text:h text:style-name="Heading_20_2" text:outline-level="2">Selection</text:h>
      <text:p text:style-name="Text_20_body"><text:span text:style-name="T_5f_RedBold"><text:tab/>Alt + RMB</text:span> <text:tab/><text:tab/>겹쳐 보이는 객체들 중 미세 선택 <text:span text:style-name="T_5f_Strong">object mode</text:span> 목록 대화상자 보여줌.</text:p>
      <text:p text:style-name="Text_20_body"><text:tab/><text:span text:style-name="T_5f_RedBold">Alt + RMB</text:span> <text:tab/><text:tab/>링 모양 에지 선택.. <text:s text:c="2"/>(Edge Loop ) <text:span text:style-name="T_5f_Strong">edit mode</text:span> </text:p>
      <text:p text:style-name="Text_20_body"><text:span text:style-name="T_5f_RedBold"><text:tab/>Ctrl + Alt + RMB</text:span> <text:tab/>Face Loop. <text:s text:c="2"/><text:span text:style-name="T_5f_Strong">edit mode</text:span> </text:p>
      <text:p text:style-name="Text_20_body"/>
      <text:p text:style-name="Text_20_body"><text:tab/><text:span text:style-name="T_5f_RedBold">Ctrl + Alt + RMB</text:span> <text:tab/>링 모양 Face 선택.. <text:s text:c="2"/>(Edge Loop Face)</text:p>
      <text:p text:style-name="Text_20_body"><text:span text:style-name="T_5f_RedBold"><text:tab/>Ctrl + I</text:span><text:tab/><text:tab/><text:tab/>Inverse (Selection)</text:p>
      <text:p text:style-name="Text_20_body"><text:span text:style-name="T_5f_RedBold"><text:tab/>L / Sht + L / Ctrl + L</text:span><text:tab/>물체 전체 선택. (한 object 가 분리되어 있을 때) (커서/선택/취소)</text:p>
      <text:p text:style-name="Text_20_body"><text:tab/><text:span text:style-name="T_5f_RedBold">Ctrl + R</text:span> <text:tab/><text:tab/>Loop Cut. 스크롤 하여 갯수 늘림. </text:p>
      <text:p text:style-name="Text_20_body"><text:tab/><text:span text:style-name="T_5f_RedBold">B</text:span> <text:tab/><text:tab/><text:tab/><text:span text:style-name="ShortCut">B</text:span>ox &gt; LMB: 영역 선택<text:tab/>MMB: 선택 해제.</text:p>
      <text:p text:style-name="Text_20_body"><text:span text:style-name="T_5f_RedBold"><text:tab/>C</text:span> <text:tab/><text:tab/><text:tab/>원형 내부의 객체 선택.</text:p>
      <text:p text:style-name="Text_20_body"/>
      <text:h text:style-name="Heading_20_2" text:outline-level="2">Edges <text:tab/><text:span text:style-name="T_5f_RedBold">Ctrl + E</text:span> <text:tab/><text:span text:style-name="T_5f_Strong">edit mode</text:span></text:h>
      <text:p text:style-name="Text_20_body"><text:tab/><text:tab/><text:tab/><text:tab/>Edge Slide</text:p>
      <text:h text:style-name="Heading_20_2" text:outline-level="2">Face<text:tab/><text:span text:style-name="T_5f_RedBold">Ctrl + F</text:span> <text:tab/><text:span text:style-name="T_5f_Strong">edit mode</text:span></text:h>
      <text:p text:style-name="Text_20_body"/>
      <text:p text:style-name="Text_20_body"/>
      <text:h text:style-name="Heading_20_2" text:outline-level="2">Vertex<text:tab/><text:span text:style-name="T_5f_RedBold">Ctrl + V</text:span> <text:tab/><text:span text:style-name="T_5f_Strong">edit mode</text:span></text:h>
      <text:p text:style-name="Text_20_body"><text:tab/><text:span text:style-name="T_5f_RedBold">Y</text:span> <text:tab/><text:tab/><text:tab/>Split (선택 객체 중복 복사)</text:p>
      <text:h text:style-name="Heading_20_2" text:outline-level="2">Special<text:tab/><text:span text:style-name="T_5f_RedBold">w</text:span> <text:tab/><text:tab/><text:span text:style-name="T_5f_Strong">edit mode / object mode</text:span></text:h>
      <text:p text:style-name="Text_20_body"><text:tab/><text:span text:style-name="T_5f_RedBold">Subdivide / Subdivide Smoth</text:span><text:tab/><text:tab/>Divide</text:p>
      <text:p text:style-name="Text_20_body"><text:tab/><text:span text:style-name="T_5f_RedBold">Remove double</text:span><text:tab/>중복 위치 점 삭제. </text:p>
      <text:h text:style-name="Heading_20_2" text:outline-level="2">Object Edit</text:h>
      <text:p text:style-name="Text_20_body"><text:tab/><text:span text:style-name="T_5f_RedBold">Ctrl + J</text:span> <text:tab/><text:tab/>Join Object <text:s/>한 객체로 병합. <text:s/><text:span text:style-name="T_5f_Strong">object mode</text:span> <text:s/></text:p>
      <text:p text:style-name="Text_20_body"><text:soft-page-break/><text:tab/><text:span text:style-name="T_5f_RedBold">Ctrl + P</text:span> <text:tab/>Parent <text:s/>나중에 선택한 놈이 부모가 됨 <text:s/><text:span text:style-name="T_5f_Strong">object mode</text:span> <text:s/></text:p>
      <text:p text:style-name="Text_20_body"><text:tab/><text:span text:style-name="T_5f_RedBold">RR<text:tab/></text:span> <text:tab/>Trackball like Rotation <text:s/><text:span text:style-name="T_5f_Strong">object mode</text:span> <text:s/></text:p>
      <text:p text:style-name="Subtitle">Brushing, Mapping</text:p>
      <text:h text:style-name="Heading_20_2" text:outline-level="2">Brushing</text:h>
      <text:p text:style-name="Text_20_body"><text:span text:style-name="T_5f_RedBold"><text:tab/>F / Sht + F</text:span> <text:tab/>브러쉬 크기 / 세기 조절</text:p>
      <text:h text:style-name="Heading_20_2" text:outline-level="2">UV Mappting</text:h>
      <text:p text:style-name="Text_20_body"><text:span text:style-name="T_5f_Strong">Tool</text:span><text:tab/><text:span text:style-name="ShortCut">UV map</text:span><text:tab/>Seam, 등등 메뉴 선택.</text:p>
      <text:p text:style-name="Text_20_body"><text:span text:style-name="T_5f_RedBold"><text:tab/>U</text:span> <text:tab/>UV Map menu</text:p>
      <text:p text:style-name="Text_20_body">UVs menu에서 Export UV Layout</text:p>
      <text:p text:style-name="Text_20_body">Material 밑에 Texture “들” 이 있슴.</text:p>
      <text:p text:style-name="Text_20_body">Coordinates &gt;&gt; UV </text:p>
      <text:p text:style-name="Text_20_body">한번 불러온 이미지는 UV Image Editor 에서 선택 가능.</text:p>
      <text:p text:style-name="Text_20_body">Property Shading 에서 GLSL 선택하면 3DView 에서 확인 가능.</text:p>
      <text:p text:style-name="Text_20_body"/>
      <text:p text:style-name="딥다큰제목">렌더링</text:p>
      <text:p text:style-name="Text_20_body"><text:span text:style-name="T_5f_RedBold"><text:tab/>Shift <text:s/>+ B</text:span> <text:tab/>부분 렌더 <text:s/><text:span text:style-name="T_5f_Strong">object mode</text:span> .</text:p>
      <text:p text:style-name="딥다큰제목">이동 관련</text:p>
      <text:h text:style-name="Heading_20_2" text:outline-level="2">기본 명령</text:h>
      <text:p text:style-name="Text_20_body"><text:span text:style-name="T_5f_RedBold"><text:tab/>M</text:span> <text:tab/><text:tab/>레이어 이동 <text:span text:style-name="ShortCut">move</text:span> <text:span text:style-name="T_5f_Strong">object mode</text:span> .</text:p>
      <text:p text:style-name="Text_20_body"/>
      <text:h text:style-name="Heading_20_2" text:outline-level="2"><text:soft-page-break/><text:span text:style-name="T_5f_Strong"/></text:h>
      <text:p text:style-name="Subtitle">줌 / 보기 관련</text:p>
      <text:p text:style-name="Text_20_body"><text:tab/>숫자 패드 : 뷰 방향 ctrl + 반대 방향<text:tab/></text:p>
      <text:p text:style-name="Text_20_body"><text:tab/><text:span text:style-name="T_5f_RedBold">Sht + C</text:span> <text:tab/>Center Zero. 커서를 원점으로, 모든 오브젝트 보는 뷰</text:p>
      <text:p text:style-name="Text_20_body"><text:tab/><text:span text:style-name="T_5f_RedBold">Home / .</text:span> 선택된 객체로 화면 채움. . 는 그 객체를 중심으로 뷰 이동.</text:p>
      <text:p text:style-name="Text_20_body">limited dissolve ??</text:p>
      <text:h text:style-name="Heading_20_2" text:outline-level="2">Camera</text:h>
      <text:p text:style-name="Text_20_body"><text:span text:style-name="T_5f_RedBold"><text:tab/>Ctrl + Alt + 0</text:span> <text:tab/>View 로 카메라 이동.</text:p>
      <text:p text:style-name="Text_20_body"><text:span text:style-name="T_5f_RedBold"><text:tab/>Shift + F</text:span> <text:tab/>Flying. WASD RF(up/down) MMB(pan) +- / wheel, Shift wheel (speed)</text:p>
      <text:p text:style-name="Text_20_body"><text:tab/><text:tab/>LMB (confirm) / RMB (cancel)</text:p>
      <text:p text:style-name="Text_20_body"/>
      <text:p text:style-name="딥다큰제목">不必要</text:p>
      <text:p text:style-name="Text_20_body"><text:span text:style-name="T_5f_RedBold"><text:tab/>Alt + J, Ctrl + T</text:span><text:tab/><text:tab/>Tris → Quads <text:s/><text:tab/>4각형 → 3각형 Rotate Edge. 3각형 방향 Flip 하기. </text:p>
      <text:p text:style-name="P1">기본 기능</text:p>
      <text:p text:style-name="Text_20_body"><text:tab/><text:span text:style-name="T_5f_RedBold">Ctrl + Up/Dn/L/R</text:span> <text:tab/>화면 확대/축소/ <text:s text:c="4"/>다른 화면 구조 로 이동 <text:s/></text:p>
      <text:p text:style-name="Text_20_body"><text:tab/><text:span text:style-name="T_5f_RedBold">1 ~ 0, Alt + 1 ~ 0 </text:span><text:s/><text:tab/>Layers</text:p>
      <text:p text:style-name="Text_20_body"><text:tab/><text:span text:style-name="T_5f_RedBold">Alt + B</text:span> <text:tab/><text:tab/>Clipping border. 부분만 잘라서 (내부 등을) 볼 때. <text:span text:style-name="T_5f_Strong">Toggle</text:span> .</text:p>
      <text:h text:style-name="Heading_20_2" text:outline-level="2">기타 노하우</text:h>
      <text:p text:style-name="Text_20_body"><text:tab/><text:span text:style-name="T_5f_RedBold">T</text:span> <text:tab/><text:tab/>Object Tool Panel</text:p>
      <text:p text:style-name="Text_20_body"><text:tab/><text:span text:style-name="T_5f_RedBold">N</text:span> <text:tab/><text:tab/>Property Tool Pane</text:p>
      <text:p text:style-name="Text_20_body"><text:tab/><text:span text:style-name="T_5f_RedBold">S</text:span> <text:tab/><text:tab/>Scale <text:s text:c="2"/>&gt; Alt : 초기화.. ??</text:p>
      <text:p text:style-name="Text_20_body"><text:tab/><text:span text:style-name="T_5f_RedBold">Ctrl + tab</text:span> <text:tab/><text:tab/>Mesh Select Mode... 대화상자. <text:span text:style-name="T_5f_Strong">edit mode</text:span> .</text:p>
      <text:h text:style-name="Heading_20_2" text:outline-level="2">점, 선, 면 수정</text:h>
      <text:p text:style-name="Text_20_body"><text:tab/><text:span text:style-name="T_5f_RedBold">Alt + M</text:span><text:tab/><text:tab/><text:tab/>Merge. To First ... <text:s/><text:span text:style-name="T_5f_Strong">edit mode</text:span> .</text:p>
      <text:p text:style-name="Text_20_body"><text:tab/><text:span text:style-name="T_5f_RedBold">V</text:span> <text:tab/><text:tab/><text:tab/>Rip (복사 하면서 이동. 팔꿈치 부분 수정) <text:s/><text:span text:style-name="T_5f_Strong">edit mode</text:span> .</text:p>
      <text:p text:style-name="Text_20_body"><text:tab/><text:span text:style-name="T_5f_RedBold">f</text:span> <text:tab/><text:tab/><text:tab/>2, 3점 선택하여 선, 면 생성. <text:s/>여러 면을 NGon 으로 만듬.. </text:p>
      <text:p text:style-name="Text_20_body"><text:tab/><text:span text:style-name="T_5f_RedBold">j</text:span> <text:tab/><text:tab/><text:tab/>Join ? NGon Split.. </text:p>
      <text:p text:style-name="Text_20_body"><text:tab/><text:span text:style-name="T_5f_RedBold">k</text:span> <text:tab/><text:tab/><text:tab/>Knife Tool.. </text:p>
      <text:h text:style-name="Heading_20_2" text:outline-level="2">스냅 툴 <text:tab/><text:span text:style-name="T_5f_RedBold">Sht + S</text:span> <text:tab/><text:span text:style-name="T_5f_Strong">obj mode / edit mode</text:span></text:h>
      <text:p text:style-name="Text_20_body">Select to Grid / Cursor etc.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Heiti-간체" svg:font-family="Heiti-간체" style:font-adornments="중간체" style:font-pitch="variable"/>
    <style:font-face style:name="나눔고딕1" svg:font-family="나눔고딕" style:font-adornments="Regular" style:font-pitch="variable"/>
    <style:font-face style:name="나눔고딕" svg:font-family="나눔고딕" style:font-adornments="보통" style:font-pitch="variable"/>
    <style:font-face style:name="나눔고딕 ExtraBold" svg:font-family="'나눔고딕 ExtraBold'" style:font-adornments="ExtraBold" style:font-pitch="variable"/>
    <style:font-face style:name="나눔고딕OTF ExtraBold" svg:font-family="'나눔고딕OTF ExtraBold'" style:font-adornments="보통" style:font-pitch="variable"/>
    <style:font-face style:name="나눔손글씨 붓" svg:font-family="'나눔손글씨 붓'" style:font-adornments="굵게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나눔고딕" fo:font-size="10pt" style:font-name-asian="나눔고딕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80" style:font-name="나눔고딕" style:font-name-asian="나눔고딕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ubtitle" style:family="paragraph" style:next-style-name="Text_20_body" style:class="chapter" style:master-page-name="">
      <style:paragraph-properties fo:margin-top="2cm" fo:margin-bottom="0.409cm" fo:text-align="start" style:justify-single-word="false" style:page-number="auto" fo:break-before="auto" fo:break-after="auto" fo:background-color="#cfe7e5">
        <style:tab-stops>
          <style:tab-stop style:position="1.145cm"/>
          <style:tab-stop style:position="13cm"/>
          <style:tab-stop style:position="16cm"/>
          <style:tab-stop style:position="19.001cm"/>
        </style:tab-stops>
        <style:background-image/>
      </style:paragraph-properties>
      <style:text-properties fo:color="#eb613d" style:font-name="나눔손글씨 붓" fo:font-size="20pt" fo:font-style="normal" fo:font-weight="bold" style:font-name-asian="나눔손글씨 붓" style:font-size-asian="20pt" style:font-style-asian="normal" style:font-weight-asian="bold" style:font-size-complex="14pt" style:font-style-complex="italic"/>
    </style:style>
    <style:style style:name="EndicNaver" style:family="paragraph" style:master-page-name="">
      <style:paragraph-properties style:page-number="auto" fo:background-color="#ffffcc" style:shadow="none">
        <style:background-image/>
      </style:paragraph-properties>
      <style:text-properties fo:color="#314004" style:font-name="나눔고딕1" fo:font-size="10pt" style:font-name-asian="나눔고딕1"/>
    </style:style>
    <style:style style:name="Time" style:family="paragraph">
      <style:paragraph-properties fo:margin="100%" fo:margin-left="0.499cm" fo:margin-right="0cm" fo:margin-top="0.041cm" fo:margin-bottom="0.041cm" fo:line-height="100%" fo:text-indent="0cm" style:auto-text-indent="false">
        <style:tab-stops>
          <style:tab-stop style:position="1.281cm"/>
          <style:tab-stop style:position="2.706cm"/>
          <style:tab-stop style:position="4.641cm"/>
          <style:tab-stop style:position="10.634cm"/>
          <style:tab-stop style:position="11.82cm" style:leader-style="dotted" style:leader-text="."/>
          <style:tab-stop style:position="12.76cm"/>
        </style:tab-stops>
      </style:paragraph-properties>
      <style:text-properties fo:color="#b84700" style:font-name="Heiti-간체" fo:font-size="10pt" fo:font-weight="250" style:font-name-asian="Heiti-간체" style:font-size-asian="10pt" style:font-weight-asian="250"/>
    </style:style>
    <style:style style:name="작은_20_본문" style:display-name="작은 본문" style:family="paragraph" style:parent-style-name="Standard">
      <style:paragraph-properties>
        <style:tab-stops/>
      </style:paragraph-properties>
      <style:text-properties style:font-name="나눔고딕 ExtraBold" fo:font-size="8pt" fo:font-weight="900" style:font-name-asian="나눔고딕 ExtraBold" style:font-size-asian="8pt" style:font-weight-asian="9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추가작은글씨" style:family="paragraph" style:parent-style-name="Standard">
      <style:paragraph-properties fo:margin="100%" fo:margin-left="3cm" fo:margin-right="0cm" fo:margin-top="0.101cm" fo:margin-bottom="0.101cm" fo:line-height="130%" fo:text-indent="0cm" style:auto-text-indent="false"/>
    </style:style>
    <style:style style:name="작은_20_설명" style:display-name="작은 설명" style:family="paragraph" style:master-page-name="">
      <style:paragraph-properties style:page-number="auto"/>
      <style:text-properties fo:color="#99284c" style:font-name="나눔고딕 ExtraBold" fo:font-size="8pt" fo:font-weight="900" style:font-name-asian="나눔고딕 ExtraBold" style:font-size-asian="8pt" style:font-weight-asian="900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00ff" fo:font-size="12pt" fo:font-weight="bold" style:font-name-asian="나눔고딕 ExtraBold" style:font-size-asian="12pt" style:font-weight-asian="900" style:font-size-complex="14pt" style:font-weight-complex="bold"/>
    </style:style>
    <style:style style:name="딥다큰제목" style:family="paragraph" style:parent-style-name="Subtitle" style:master-page-name="">
      <style:paragraph-properties style:page-number="auto" fo:background-color="#e6e6e6">
        <style:background-image/>
      </style:paragraph-properties>
      <style:text-properties style:font-name="나눔고딕 ExtraBold" fo:font-weight="900" style:font-name-asian="나눔고딕 ExtraBold" style:font-weight-asian="9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_5f_Strong" style:display-name="T_Strong" style:family="text">
      <style:text-properties fo:color="#ff0000" style:font-name="나눔고딕OTF ExtraBold" fo:font-size="10.5pt" style:text-underline-style="solid" style:text-underline-width="auto" style:text-underline-color="font-color" fo:font-weight="900" fo:background-color="transparent" style:font-name-asian="나눔고딕OTF ExtraBold" style:font-size-asian="10.5pt" style:font-weight-asian="900"/>
    </style:style>
    <style:style style:name="T_5f_RedBold" style:display-name="T_RedBold" style:family="text">
      <style:text-properties fo:color="#ff0000" style:text-underline-style="none" style:text-emphasize="circle abov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hortCut" style:family="text" style:parent-style-name="T_5f_RedBold">
      <style:text-properties fo:color="#5e11a6" fo:font-weight="bold" fo:background-color="transparent" style:font-size-asian="10.5pt" style:text-emphasize="disc belo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1T17:59:40</dc:date>
    <meta:generator>LibreOffice/3.5$MacOSX_x86 LibreOffice_project/3215f89-f603614-ab984f2-7348103-1225a5b</meta:generator>
    <meta:editing-duration>PT22H7M27S</meta:editing-duration>
    <meta:editing-cycles>81</meta:editing-cycles>
    <meta:document-statistic meta:table-count="0" meta:image-count="0" meta:object-count="0" meta:page-count="5" meta:paragraph-count="92" meta:word-count="629" meta:character-count="2791" meta:non-whitespace-character-count="2040"/>
  </office:meta>
</office:document-meta>
</file>